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table table:name="Planilha1" table:style-name="ta1" table:protected="true" table:protection-key="vF0qdtn36UbyAiZhrzu2xOk1nMg=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2" table:default-cell-style-name="ce5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2" office:value-type="string">
            <text:p>VE's</text:p>
          </table:table-cell>
          <table:table-cell table:style-name="ce2" office:value-type="string">
            <text:p>MVE</text:p>
          </table:table-cell>
          <table:table-cell table:style-name="ce2" office:value-type="string">
            <text:p>VC</text:p>
          </table:table-cell>
          <table:table-cell table:style-name="ce2" office:value-type="string">
            <text:p>NOTA PARA A VF</text:p>
          </table:table-cell>
          <table:table-cell table:style-name="ce1" table:number-columns-repeated="1019"/>
        </table:table-row>
        <table:table-row table:style-name="ro3">
          <table:table-cell/>
          <table:table-cell/>
          <table:table-cell table:style-name="ce4" table:formula="of:=IF(ISBLANK([.B3] );[.C4];AVERAGE([.B3:.B28]))" office:value-type="float" office:value="0" table:number-columns-spanned="1" table:number-rows-spanned="2">
            <text:p>0</text:p>
          </table:table-cell>
          <table:table-cell table:style-name="ce3" table:number-columns-spanned="1" table:number-rows-spanned="2"/>
          <table:table-cell table:style-name="ce7" table:formula="of:=IF(ISBLANK([.D3]);&quot;X&quot;;IF(ISBLANK([.B3]);IF(10-[.D3]&gt;4;10-[.D3];4);IF(10-AVERAGE([.C3:.D3])&gt;4;10-AVERAGE([.C3:.D3]);4)))" office:value-type="string" office:string-value="X" table:number-columns-spanned="1" table:number-rows-spanned="3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number-columns-repeated="2"/>
          <table:covered-table-cell table:style-name="ce8"/>
          <table:table-cell table:number-columns-repeated="1019"/>
        </table:table-row>
        <table:table-row table:style-name="ro1">
          <table:table-cell table:number-columns-repeated="4"/>
          <table:covered-table-cell table:style-name="ce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9" office:value-type="string" table:number-columns-spanned="3" table:number-rows-spanned="4">
            <text:p>PARA UTILIZAR A PLANILHA, PREENCHA AS NOTAS NAS CÉLULAS AMARELAS E VERIFIQUE A NOTA NECESSÁRIA PARA A VF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covered-table-cell table:number-columns-repeated="3"/>
          <table:table-cell table:number-columns-repeated="1015"/>
        </table:table-row>
        <table:table-row table:style-name="ro1">
          <table:table-cell table:number-columns-repeated="6"/>
          <table:covered-table-cell table:number-columns-repeated="3"/>
          <table:table-cell table:number-columns-repeated="1015"/>
        </table:table-row>
        <table:table-row table:style-name="ro1">
          <table:table-cell table:number-columns-repeated="6"/>
          <table:covered-table-cell table:number-columns-repeated="3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13/02/2018</text:date>, <text:time>17:2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e Passos</meta:initial-creator>
    <meta:creation-date>2018-02-13T16:34:33.15</meta:creation-date>
    <dc:date>2018-02-13T17:24:00.66</dc:date>
    <dc:creator>Christie Passos</dc:creator>
    <meta:editing-duration>PT2M4S</meta:editing-duration>
    <meta:editing-cycles>1</meta:editing-cycles>
    <meta:document-statistic meta:table-count="3" meta:cell-count="10" meta:object-count="0"/>
    <meta:generator>OpenOffice/4.1.3$Win32 OpenOffice.org_project/413m1$Build-9783</meta:generator>
  </office:meta>
</office:document-meta>
</file>